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4.36mm"/>
    </style:style>
    <style:style style:name="co4" style:family="table-column">
      <style:table-column-properties fo:break-before="auto" style:column-width="46.27mm"/>
    </style:style>
    <style:style style:name="co5" style:family="table-column">
      <style:table-column-properties fo:break-before="auto" style:column-width="46.69mm"/>
    </style:style>
    <style:style style:name="co6" style:family="table-column">
      <style:table-column-properties fo:break-before="auto" style:column-width="52.63mm"/>
    </style:style>
    <style:style style:name="co7" style:family="table-column">
      <style:table-column-properties fo:break-before="auto" style:column-width="22.28mm"/>
    </style:style>
    <style:style style:name="co8" style:family="table-column">
      <style:table-column-properties fo:break-before="auto" style:column-width="3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cc00" fo:border="0.06pt solid #000000"/>
    </style:style>
    <style:style style:name="ce5" style:family="table-cell" style:parent-style-name="Default">
      <style:table-cell-properties fo:background-color="#ff6600" fo:border="0.06pt solid #000000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68k_lis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ASM/C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W (NOT WORKING)</text:p>
          </table:table-cell>
          <table:table-cell/>
          <table:table-cell table:style-name="ce8"/>
        </table:table-row>
        <table:table-row table:style-name="ro1">
          <table:table-cell/>
          <table:table-cell table:style-name="Default" table:number-columns-repeated="5"/>
          <table:table-cell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HARDWARE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5/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5/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6/1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7/1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1945k III (newer, OPCX2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iental Soft</text:p>
          </table:table-cell>
          <table:table-cell office:value-type="string" calcext:value-type="string">
            <text:p>Miscellaneous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1945k III (older, OPCX1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iental Soft</text:p>
          </table:table-cell>
          <table:table-cell office:value-type="string" calcext:value-type="string">
            <text:p>Miscellaneous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1945 Part 2 (Chinese hack of Battle Garag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Toaplan GP9001 based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64th. Street - A Detective Story (Japan, a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64th. Street - A Detective Story (Japan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64th. Street - A Detective Story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7 Ordi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'96 Flag Rall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ce Attacker (FD1094 317-005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crobat Miss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Tait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ero Fight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ero Fighters (Turbo Force hardware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ero Fighters (Turbo Force hardware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gre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gress (English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h Eikou no Koshi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ir Attack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ir Attack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kuu Galle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kuu Gallet (older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ien Challenge (China)\0</text:p>
          </table:table-cell>
          <table:table-cell office:value-type="string" calcext:value-type="string">
            <text:p>Imperfect sound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ien Challenge (World)\0</text:p>
          </table:table-cell>
          <table:table-cell office:value-type="string" calcext:value-type="string">
            <text:p>Imperfect sound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lien Storm (set 1, Japan Rev B, 2 Players, FD1094 317-014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torm (set 1, Japan Rev B, 2 Players, FD1094 317-014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lien Storm (set 2, US, 3 Players, FD1094 317-014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torm (set 2, US, 3 Players, FD1094 317-0147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lien Storm (set 3, World, 3 Players, FD1094 317-014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torm (set 3, World, 3 Players, FD1094 317-014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lien Storm (set 4, World, 2 Players, FD1094 317-015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3, System 16B, FD1089A 317-003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4, System 16B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6, Japan, new, System 16B, FD1089A 317-003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7, System 16B, MC-8123B 317-00x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igator Hunt\0</text:p>
          </table:table-cell>
          <table:table-cell office:value-type="string" calcext:value-type="string">
            <text:p>Play the unprotected clone, instead!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igator Hunt (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tered Beast (Datsu bootleg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ootleg (Datsu)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2, MC-8123B 317-006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4, MC-8123B 317-006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5, FD1094 317-006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5, FD1094 317-006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6, 8751 317-007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8, 8751 317-007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ja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jac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jac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riu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rium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balester\0</text:p>
          </table:table-cell>
          <table:table-cell office:value-type="string" calcext:value-type="string">
            <text:p>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cadia (NM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Format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Formation (Fillmore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 (Fillmore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- A Version (Hong Kong) (Mon Dec 22 199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- A Version (Japan) (Mon Dec 22 199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- A Version (Taiwan) (Mon Dec 22 199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- B Version (Japan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(China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(Europe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(Korea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Police Batrider (U.S.A.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ita no Joe (Japan)\0</text:p>
          </table:table-cell>
          <table:table-cell office:value-type="string" calcext:value-type="string">
            <text:p>Incomplete sound</text:p>
          </table:table-cell>
          <table:table-cell office:value-type="string" calcext:value-type="string">
            <text:p>Taito Corporation / Wav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ura Blas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ura Blast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ura Blast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A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E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E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J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uka &amp; Asuk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uka &amp; Asuka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ura Blade - Sword of Dynasty (Japan)\0</text:p>
          </table:table-cell>
          <table:table-cell office:value-type="string" calcext:value-type="string">
            <text:p>Imperfect GFX</text:p>
          </table:table-cell>
          <table:table-cell office:value-type="string" calcext:value-type="string">
            <text:p>Fuuki</text:p>
          </table:table-cell>
          <table:table-cell office:value-type="string" calcext:value-type="string">
            <text:p>FG-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ura Buster - Eternal Warriors (Japan)\0</text:p>
          </table:table-cell>
          <table:table-cell office:value-type="string" calcext:value-type="string">
            <text:p>Imperfect SND, freezes on first boss</text:p>
          </table:table-cell>
          <table:table-cell office:value-type="string" calcext:value-type="string">
            <text:p>Fuuki</text:p>
          </table:table-cell>
          <table:table-cell office:value-type="string" calcext:value-type="string">
            <text:p>FG-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ura Buster - Eternal Warriors (Japan) (ARCADIA review build)\0</text:p>
          </table:table-cell>
          <table:table-cell office:value-type="string" calcext:value-type="string">
            <text:p>Imperfect SND, freezes on first boss</text:p>
          </table:table-cell>
          <table:table-cell office:value-type="string" calcext:value-type="string">
            <text:p>Fuuki</text:p>
          </table:table-cell>
          <table:table-cell office:value-type="string" calcext:value-type="string">
            <text:p>FG-3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thena no Hatena ?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tomic Poin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hilco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1, Japan, FD1089A 317-016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1, Japan, FD1089A 317-0167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2, World, FD1089B 317-016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2, World, FD1089B 317-016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3, US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venging Spiri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ztarac\0</text:p>
          </table:table-cell>
          <table:table-cell office:value-type="string" calcext:value-type="string">
            <text:p>Vector graphics</text:p>
          </table:table-cell>
          <table:table-cell office:value-type="string" calcext:value-type="string">
            <text:p>Centur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ck Street Soccer\0</text:p>
          </table:table-cell>
          <table:table-cell office:value-type="string" calcext:value-type="string">
            <text:p>graphics issues?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d Dudes vs. Dragonninja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kuretsu Brea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ll Bo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lloon Broth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ng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Korean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Special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Bakraid (Japan) (Wed Apr 7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Bakraid - Unlimited Version (China) (Tue Jun 8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Bakraid - Unlimited Version (Japan) (Tue Jun 8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Bakraid - Unlimited Version (U.S.A.) (Tue Jun 8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Garegga (Austria / Hong Kong) (Sat Feb 3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Garegga (Europe / USA / Japan / Asia) (Sat Feb 3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Garegga - New Version (Austria / Hong Kong) (Sat Mar 2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Garegga (Taiwan / Germany) (Thu Feb 1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Garegga - Type 2 (Denmark / China) (Tue Apr 2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Garegga - Type 2 (Europe / USA / Japan / Asia) (Sat Mar 2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Garegga Zakk version (Europe / USA / Japan / Asia) (Sat Feb 3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K-Road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K-Road (Korean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Japan,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y Route (set 1, US, unprotected)\0</text:p>
          </table:table-cell>
          <table:table-cell office:value-type="string" calcext:value-type="string">
            <text:p>No Sound, Missing Z80 Program ROM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y Route (set 2, Japan, FD1094 317-011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y Route (set 2, Japan, FD1094 317-011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y Route (set 3, World, FD1094 317-011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y Route (set 3, World, FD1094 317-011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C. Kid / Bonk's Adventure / Kyukyoku!! PC Genj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C. Story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C. Story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Japan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U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US, Ver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ells &amp; Whistles (Asia, version 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ells &amp; Whistles (World, version 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st Of Bes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stri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2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Bang (9th Nov. 199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Karna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Stri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Tw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mechanical Toy (Ver. 1.0.188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mechanical Toy (Ver. 1.0.188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 (Eur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 (US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 (US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-ship Palad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American Sammy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irdie Tr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shi Bashi Championship Mini Game Senshuken (ver JAA, 3 Players)\0</text:p>
          </table:table-cell>
          <table:table-cell office:value-type="string" calcext:value-type="string">
            <text:p>Imperfect gfx (one gfx rom bad, 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ck Hear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ck Hear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lack Panth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04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ndi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ndia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ze 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Carnival / Thunder &amp; Lightning 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Ou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<text:s/>California Dream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Out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<text:s/>California Dream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Out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<text:s/>California Dream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mby Ca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BM &amp; Geca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mby Car (not en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BM &amp; Geca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Bros.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Bros.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Bros.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Warrio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loxeed (Japan, FD1094 317-013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loxeed (Japan, FD1094 317-013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loxeed (System 16B, PS2 data fil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 Haw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 Hawk (NT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jack Twi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jack Twi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 Kick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 Kick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World, New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World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World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oby Kids (Italian manufactured graphic hack / bootleg of Kid no Hore Hore Daisakusen (bootleg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ogie Wings (Asia v1.5, 92.12.0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ogie Wings (Euro v1.5, 92.12.0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ogie Wings (USA v1.7, 92.12.1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ulder Dash / Boulder Dash Part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 (licensed from First Star)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ulder Dash / Boulder Dash Part 2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 (licensed from First Star)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ncing Ball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ncing Balls (Adu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Rap Boys Specia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Rap Boys Specia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Rap Boy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ubble 200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Tuning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E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ullet (FD1094 317-004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llet (FD1094 317-004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urglar X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korea?,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Alpha Trading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UK, Trackball)\0</text:p>
          </table:table-cell>
          <table:table-cell office:value-type="string" calcext:value-type="string">
            <text:p>Needs Trackball Support</text:p>
          </table:table-cell>
          <table:table-cell office:value-type="string" calcext:value-type="string">
            <text:p>TAD Corporation (Electrocoin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US set 1, Trackball)\0</text:p>
          </table:table-cell>
          <table:table-cell office:value-type="string" calcext:value-type="string">
            <text:p>Needs Trackball Support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US set 2, Trackball)\0</text:p>
          </table:table-cell>
          <table:table-cell office:value-type="string" calcext:value-type="string">
            <text:p>Needs Trackball Support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World,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ctus (bootleg of Saboten Bomb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Franc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Germany,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Ital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Japan, oldest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Japan,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Japan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U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World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liber 50\0</text:p>
          </table:table-cell>
          <table:table-cell office:value-type="string" calcext:value-type="string">
            <text:p>No sound, imperfect inputs</text:p>
          </table:table-cell>
          <table:table-cell office:value-type="string" calcext:value-type="string">
            <text:p>Athena / Set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Japan, YM26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US, YM2203 <text:s/>M629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US, YM26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World, YM2203 <text:s/>M629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t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intechno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US ver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World ver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World ver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enter Court (World, 4 Players, prototype, MC-8123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Japan UP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lnov - Atomic Runn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lnov - Atomic Runn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lnov - Atomic Runn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imera Beast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hina Tow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oky! Choky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ouji Meikyuu Legion (Japan ver 1.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ouji Meikyuu Legion (Japan ver 1.05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ulgyeok D-Day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ity Bomb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ity Bomb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Clutch Hitter (set 1, Japan, FD1094 317-017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lutch Hitter (set 1, Japan, FD1094 317-017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Clutch Hitter (set 2, US, FD1094 317-017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lutch Hitter (set 2, US, FD1094 317-017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ome Back Tot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oftClub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Japan)\0</text:p>
          </table:table-cell>
          <table:table-cell office:value-type="string" calcext:value-type="string">
            <text:p>3D Effect cannot be disabled, use World romset instead!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US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US set 2)\0</text:p>
          </table:table-cell>
          <table:table-cell office:value-type="string" calcext:value-type="string">
            <text:p>3D Effect cannot be disabled, use US Set 1 instead!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ookie &amp; Bibi 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ookie &amp; Bibi 3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okie &amp; Bibi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okie &amp; Bibi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1, Japan, Rev A, FD1094 317-0179a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1, Japan, Rev A, FD1094 317-0179a decrypted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2, Japan, Rev B, FD1094 317-0179b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2, Japan, Rev B, FD1094 317-0179b decrypted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2, US, FD1094 317-018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2, US, FD1094 317-018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3, World, FD1094 317-0181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 (set 3, World, FD1094 317-0181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yon Shinchan Orato Asob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zy Climber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zy Climber 2 (Japan, Har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zy Figh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bsin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ime Cit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ime City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ime City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oquis (German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b Hardw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oss Pa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2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ude Buster (Japan FR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ude Buster (World FU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ude Buster (World FX version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usher Makoch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ku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ue Bri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ue Brick (World, version 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3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battl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ber Tank (v1.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elan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 (93111A PCB con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 (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senp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ngun Feveron (Japan, ver. 98/09/1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Nihon System inc.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Extra)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II (dual screen)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II (dual screen) (Japan old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I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Japan old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Adventu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2 (Japan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(World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te Quiz Go Go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tsugoku - Prisoners of Wa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-C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. D. Crew (set 1, World, 4 Players, FD1094 317-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1, World, 4 Players, FD1094 317-?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. D. Crew (set 2, World, 2 Players, FD1094 317-018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2, World, 2 Players, FD1094 317-018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. D. Crew (set 3, US, 4 Players, FD1094 317-018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3, US, 4 Players, FD1094 317-018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. D. Crew (set 4, World, 3 Players, FD1094 317-019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4, World, 3 Players, FD1094 317-019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. D. Crew (set 5, Japan, 4 Players, FD1094 317-018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5, Japan, 4 Players, FD1094 317-018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. D. Crew (set 6, Japan, 2 Players, FD1094 317-018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6, Japan, 2 Players, FD1094 317-018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ad Connecti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ad Connectio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ath Brade (Japan ver JM-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1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3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4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4.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4.3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efense (System 16B, FD1089A 317-002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4 U (ver. 0107, 07/01/20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5 (ver. 0107, 07/01/2000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5 (ver. 0107, 07/01/2000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5 (ver. 0107, 07/01/2000, 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mon's World / Horror Story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mon's World / Horror Story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mon's World / Horror Story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mon's World / Horror Story (set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mon's World / Horror Story (set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roon DeroDero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Assaul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Assault (US 4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esert Breaker (Japan, FD1094 317-019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Breaker (Japan, FD1094 317-019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esert Breaker (World, FD1094 317-01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Breaker (World, FD1094 317-019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tana!! Twin Bee (Japan ver. J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vil World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Euro v1.1 1992.08.0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Euro v1.1 1992.09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Japan v1.1 1992.09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USA v1.1 1992.09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no Rex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no Rex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no Rex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ver Bo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ctronic Devices Italy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DonPachi (Arrange Mode version 1.1, hack by Trap1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ck / Trap15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DonPachi (International, master ver. 97/02/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DonPachi (Japan, master ver. 97/02/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gyuu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gyuun (Licensed to Unite Trading For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gyuun (test location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lme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n Doko D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n Doko D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n Doko Do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Hong Kong, ver. 1.10, 95/05/1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Japan, ver. 1.01, 95/05/1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Korea, ver. 1.12, 95/05/2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USA, ver. 1.12, 95/05/2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Axl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Axle (US 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Poin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Point (Dong Bang Electron, bootleg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 Bang Electr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Joystick Hack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prototype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Set 1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Set 2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ball Z 2 - Super Batt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ball Z (rev 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ball Z (rev 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Bow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Bowl (set 2, unencrypted progra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Mast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ragonninja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ragonninja (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ragonninj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Unit / Castle of Dragon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ift Out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 (Europe)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ift Ou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 (Japan)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ive Ou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. Tom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unk Shot (FD1089 317-00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unk Shot (Rev A, FD1089 317-00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unk Shot (Rev C, FD1089 317-00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ynamite Dux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Dux (set 1, 8751 317-009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ynamite Dux (set 2, FD1094 317-00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Dux (set 2, FD1094 317-009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Dynamite Dux (set 2, Japan, FD1094 317-009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Dux (set 2, Japan, FD1094 317-009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Leagu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Leagu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bootleg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North Americ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ight Forc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nduro Racer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nduro Racer (YM2151, FD1089B 317-001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nduro Racer (YM2203, FD1089B 317-001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force (Japan, Analog Control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forc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SP Ra.De. - A.D.2018 Tokyo (International, ver. 98/04/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SP Ra.De. (Japan, ver. 98/04/1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SP Ra.De. (Japan, ver. 98/04/2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-Swat - Cyber Polic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E-Swat - Cyber Police (set 1, Japan, FD1094 317-013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1, Japan, FD1094 317-013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E-Swat - Cyber Police (set 2, Japan, FD1094 317-012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2, Japan, FD1094 317-012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E-Swat - Cyber Police (set 3, US, FD1094 317-012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3, US, FD1094 317-012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E-Swat - Cyber Police (set 4, World, FD1094 317-013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4, World, FD1094 317-013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uro Champ '92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celsior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celsior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Excite League (FD1094 317-007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xcite League (FD1094 317-007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plosive Brea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treme Downhill (v1.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 Japan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Dream\0</text:p>
          </table:table-cell>
          <table:table-cell office:value-type="string" calcext:value-type="string">
            <text:p>Game is bugged, use the bootleg instead.</text:p>
          </table:table-cell>
          <table:table-cell office:value-type="string" calcext:value-type="string">
            <text:p>Capcom (Romstar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Dream (bootleg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Dream (bootleg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Grand Prix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Grand Prix Part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Grand Prix (Playmark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Video System Co.] (Playmark bootleg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cy World - Earth of Crisi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307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429 PCB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429 PCB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803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II (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II (Explici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II (Less Explici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y '95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i-max Technology Inc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II - The Tears of Opa-Opa (System 16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M2</text:p>
          </table:table-cell>
          <table:table-cell office:value-type="string" calcext:value-type="string">
            <text:p>System 16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II - The Tears of Opa-Opa (System 16C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M2</text:p>
          </table:table-cell>
          <table:table-cell office:value-type="string" calcext:value-type="string">
            <text:p>System 16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II - The Tears of Opa-Opa (System 16C, PS2 data fil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M2</text:p>
          </table:table-cell>
          <table:table-cell office:value-type="string" calcext:value-type="string">
            <text:p>System 16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(Time Attack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Time Attack (System 16B, PS2 data fil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ever SOS (International, ver. 98/09/2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Nihon System inc.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ghting Fantas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t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ghting Fantasy (Japan revi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t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ghting Fantasy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t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Blow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Blow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Blow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Star 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Star For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nal Tetri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eil Computer Syste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re Hawk (horizont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re Shark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re Shark (Earlier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re Shark (Korea, set 1, easier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 (Dooyong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re Shark (Korea, set 2, harder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 (Dooyong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Europe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Hong Kong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Japan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Korea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Southeast 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Southeast Asia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Taiwan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xEight (USA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sh Point (Japan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Flash Point (set 1, Japan, FD1094 317-0127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lash Point (set 1, Japan, FD1094 317-0127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Flash Point (set 2, Japan, FD1094 317-0127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lash Point (set 2, Japan, FD1094 317-0127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sh Point (World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lying Tiger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lying Tiger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Champ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jiyama Bus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ll Throttl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ncube 2 (v1.1)\0</text:p>
          </table:table-cell>
          <table:table-cell office:value-type="string" calcext:value-type="string">
            <text:p>Unemulated Sub CPU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ncube 4 (v1.0)\0</text:p>
          </table:table-cell>
          <table:table-cell office:value-type="string" calcext:value-type="string">
            <text:p>Unemulated Sub CPU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unky Jet (Japan, 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unky Je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Data East] (Mitchell license)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unky Jet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Data East] (Mitchell license)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ia Crusad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ise Factory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NW</text:p>
          </table:table-cell>
          <table:table-cell office:value-type="string" calcext:value-type="string">
            <text:p>Gaiapolis (ver EA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NW</text:p>
          </table:table-cell>
          <table:table-cell office:value-type="string" calcext:value-type="string">
            <text:p>Gaiapolis (ver JA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NW</text:p>
          </table:table-cell>
          <table:table-cell office:value-type="string" calcext:value-type="string">
            <text:p>Gaiapolis (ver UA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lactic Warrio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7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mede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s Hustl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CE International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s Panic (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s Pinbal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nbare Ginku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rogun Seroyang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te of Doom (US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te of Doom (US revision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German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German, rev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Japanese 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Japanese, rev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rev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rev 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2 Players, Germ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2 Players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2 Players, 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Germ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Japanese, rev 1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Japanese, rev 1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1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Spanish, rev 1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enix Famil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X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enshi-Tou 1930'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hox (joystick)\0</text:p>
          </table:table-cell>
          <table:table-cell office:value-type="string" calcext:value-type="string">
            <text:p>No Sound (undumped MCU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hox (spinner)\0</text:p>
          </table:table-cell>
          <table:table-cell office:value-type="string" calcext:value-type="string">
            <text:p>No Sound (undumped MCU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gand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gandes (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Japan,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US,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World, EAB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World, EB8,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nga NinkyouDe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nga NinkyouDe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 For The Gol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Golden Axe (set 1, World, FD1094 317-01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1, World, FD1094 317-011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Golden Axe (set 2, US, 8751 317-011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Golden Axe (set 3, World, FD1094 317-012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3, World, FD1094 317-012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Golden Axe (set 4, Japan, FD1094 317-012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4, Japan, FD1094 317-012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Golden Axe (set 5, US, FD1094 317-01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5, US, FD1094 317-012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Golden Axe (set 6, US, 8751 317-12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ot-cha Mini Game Festiva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uketsuji Gaiden Legends (USA, ver. 95/06/2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KM International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uketsuji Gaiden Saikyou Densetsu (Japan, ver. 95/06/2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uketsuji Ichizoku 2 (Japan, ver. 94/04/0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ouketsuji Ichizok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 - GOFER no Yabou (Japan New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 - GOFER no Yabou (Japan Older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 - GOFER no Yabou (Japan Old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Japan, program code 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Japan, program code S, spli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World, program code 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(Japan, 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5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eat 1000 Miles Rally 2 USA (95/05/1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eat 1000 Miles Rally: Evolution Model!!! (94/09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eat 1000 Miles Rally: U.S.A Version! (94/09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ind Storm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ind Stormer (older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GP9001 based</text:p>
          </table:table-cell>
          <table:table-cell office:value-type="string" calcext:value-type="string">
            <text:p>Toaplan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ow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owl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owl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s\0Denjin Makai II\0</text:p>
          </table:table-cell>
          <table:table-cell office:value-type="string" calcext:value-type="string">
            <text:p>Imperfect graphics @ game start cutscene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 Storm (German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 Storm (horizontal, not en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Apples Industries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 Storm (vertic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Apples Industries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Media Shoji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Media Shoji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mb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un Bal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bir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bird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bird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Dealer '94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dhar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dhara (Chinese, bootleg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Fronti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&amp; Fronti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Gabach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Nail (28th May. 199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/ 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uwange (Japan, Master Ver. 99/06/2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uwange (Japan, Special Ver. 00/01/0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cha Mecha Fighter (19th Sep. 1991)\0</text:p>
          </table:table-cell>
          <table:table-cell office:value-type="string" calcext:value-type="string">
            <text:p>Use the unprotected bootleg, instead!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cha Mecha Fighter (19th Sep. 1991, unprotected, bootleg Thunder Dragon con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choo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mmer Away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Santos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ng-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ng-On (rev 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ng-On (ride-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rd Punch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7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tch Catc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t Trick Her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yaoshi Quiz Ouza Ketteisen - The King Of Quiz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ad Panic (ver. 0117, 17/01/2000)\0</text:p>
          </table:table-cell>
          <table:table-cell office:value-type="string" calcext:value-type="string">
            <text:p>Story line &amp; game instructions in English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ad Panic (ver. 0315, 15/03/2000)\0</text:p>
          </table:table-cell>
          <table:table-cell office:value-type="string" calcext:value-type="string">
            <text:p>Story line in Japanese, game instructions in English</text:p>
          </table:table-cell>
          <table:table-cell office:value-type="string" calcext:value-type="string">
            <text:p>ESD / Fuuk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 Barre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 Barrel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weight Champ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Heavyweight Champ (Japan, FD1094 317-004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weight Champ (Japan, FD1094 317-004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llfire (1P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llfire (1P Ver.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llfire (2P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llfire (2P Ver., first edit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uk Sun Baek Sa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ksan / F2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ippodrom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it the Ice (Japan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Midway/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it the Ice (US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oney Doll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Bubble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Pandora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Bubble (Korea, with adult picture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Pandora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otdog Storm - The First Supersonics (Internation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rble / ACE International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Mind (Hard Times hardwar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Pinbal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&amp;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Crash (version 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9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Crash (version 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9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Pacma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Pacma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ga Ninjyutsud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III - The Rescue (8-Wa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III - The Rescue (Korea, 8-Wa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III - The Rescue (US, Rotar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Three - The Rescue (Japan, Rotar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nternational Toote (German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inmast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nternational Toote II (World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inmast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ISG Selection Master Type 2006 System BIOS\0</text:p>
          </table:table-cell>
          <table:table-cell office:value-type="string" calcext:value-type="string">
            <text:p>BIOS only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ISG Selection Master Type 200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ackie Chan in Fists of Fi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ackie Chan - The Kung-Fu Mast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eon Sin - Guardian Storm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igoku Megur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igoku Meguri (Japan, hack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itsuryoku!! Pro Yakyu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/ Able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 (bootleg, Blandia con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 (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/ Able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ockey Club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Seta] (Visc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Ju Densets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Ju Densetsu (Japan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Ju Densetsu (Playmark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Playmark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Pop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Pop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ag Soft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Seyutu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(set 3, Imnoe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Seyutu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 Kid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Juuouki (set 1, Japan, FD1094 317-006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Juuouki (set 3, Japan, FD1094 317-006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Juuouki (set 3, Japan, FD1094 317-006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Juuouki (set 7, Japan, 8751 317-007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arian Cross (Rev. 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b Hardw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nov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nov (US, rev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nov (US, rev 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ero Kero Keroppi no Issyoni Asobo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ero Kero Keroppi's Let's Play Together (USA, Version 2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ick Off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id no Hore Hore Daisakuse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id no Hore Hore Daisakuse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ingdom Grandprix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itten Kabood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1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nuckle Bas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/ Atari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nuckle Bash 2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nuckle Bash (Korean PCB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/ Taito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kontouzai Eto Monogatar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onami G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6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onami RF2 - Red Fight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6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oro Koro Que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kumi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sodate Quiz My Angel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sodate Quiz My Ange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utetsu Yousai Strahl (Japan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utetsu Yousai Strahl (Japan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zure Ookam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razy Bow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uhga - Operation Code 'Vapor Trail' (Japan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yro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a Denshi Co. (World Games Inc.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yros No Yakat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a Denshi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NW</text:p>
          </table:table-cell>
          <table:table-cell office:value-type="string" calcext:value-type="string">
            <text:p>Kyukyoku Sentai Dadandarn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Laser Ghost (set 1, US, 317-016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aser Ghost (set 1, US, 317-016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Laser Ghost (set 2, World, 317-016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aser Ghost (set 2, World, 317-016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US New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US Old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Striker / Kyuukyoku no Stri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 Vegas Girl (Girl '9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d Storm Rally 2011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d Storm Rally 2011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d Storm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gend of Makai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gion - Spinner-87 (World ver 2.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i Shen Zhuan Thunder Deity Biography (Chinese hack of Battle Garegg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mmings (US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thal Crash Race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thal Crash Race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fe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fefor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ghtning Fighters (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ghtning Fighte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ghtning Fighte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iquid Kid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iquid Kid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ve Quiz Show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ndamiro Entertainment Co. Ltd.</text:p>
          </table:table-cell>
          <table:table-cell office:value-type="string" calcext:value-type="string">
            <text:p>Andamiro Mida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ogic Pro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c Hardwar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ogic Pr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b Hardw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ord of Gun (USA)\0</text:p>
          </table:table-cell>
          <table:table-cell office:value-type="string" calcext:value-type="string">
            <text:p>Imperfect graphics and sound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d Gea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d Gea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d Shar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at Adventu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intechno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at Adventur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intechno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rystals (Japan, 92/01/1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 (Atlus license)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rystals (World, 91/12/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rystals (World, 92/01/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 Bubb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 Bubble (Adult version, YS-0211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 Bubble (Adult version, YS-1302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hjong Que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hjong Quest (No Nudit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hou Daisakus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jestic Twelve - The Space Invaders Part IV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jestic Twelve - The Space Invaders Part IV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juu no Ohkoku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87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kai Densets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g-Ch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iac Square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iac Square (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y Bloc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ee-Oh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AAA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EAA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EAB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JAA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UAD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UAE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ked Riders Club Battle Ra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Toei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ter of Weapon (Japan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ter of Weapon (US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ter of Weapon (World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ze of Flot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zinger Z (Japan, ver. 94/06/2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Dynamic Pl. Toei Animation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zinger Z (World, ver. 94/06/2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Dynamic Pl. Toei Animation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US, Version 1, Single Play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ga Bla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ga Blas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ga Blas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ijinse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 Electronics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 Fox\0</text:p>
          </table:table-cell>
          <table:table-cell office:value-type="string" calcext:value-type="string">
            <text:p>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l Bla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l Blac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l Sav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irst Amusement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qester (Internation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Pandorabox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EAA - alternat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.I.A. - Missing in Action (version R)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0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.I.A. - Missing in Action (version 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0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.I.A. - Missing in Action (version 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chael Jackson's Moonwalker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chael Jackson's Moonwalker (set 3, World, FD1094/8751 317-015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dnight Resistan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dnight Resistan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dnight Resistanc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ghty Warrio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ttronica Video-Games S.R.L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lle Miglia 2: Great 1000 Miles Rally (95/04/0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lle Miglia 2: Great 1000 Miles Rally (95/05/2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Bing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Mister World '96 (Nud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Puzz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Puzzle (Clone of Gumb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Puzzle (Nude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yasu Nonki no Quiz 18-K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zubaku Daibouk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bile Suit Gundam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bile Suit Gundam EX Revu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bile Suit Gunda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nky Elf (Korean bootleg of Avenging Spirit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NW</text:p>
          </table:table-cell>
          <table:table-cell office:value-type="string" calcext:value-type="string">
            <text:p>Monster Maulers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ore Mo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 / Exit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ore More Plu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 / Exit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g Smash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ctronic Devices Italy / 3D Games Englan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HanSeungBu (SemiCom Baseball)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5 / New Multi Game 5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5 / New Multi Game 5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5 / New Multi Game 5 (set 3, 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Deluxe (ver. 0106, 06/01/20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Deluxe (ver. 1126, 26/11/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(Korea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(World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lti Game '96 (Ital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tant Warrior (Altered Beast - Datsu bootleg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ootleg (Datsu)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MVP (set 1, Japan, FD1094 317-014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VP (set 1, Japan, FD1094 317-014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MVP (set 2, US, FD1094 317-014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VP (set 2, US, FD1094 317-0143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name de Magic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ndemo Seal Iinka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'Max / 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ndemo Seal Iinkai (Astro Boy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'Max / 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star Warrio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sta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emesis (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0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emesis (World?, 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0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ew Fantasia (1994 copyrigh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ew Fantasia (1995 copyrigh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ght Strik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ght Strik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ght Strik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Gaide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Kaza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Ryukenden (Japan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Ryukenden (Japan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itro Ball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itro Ball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MK004 Internal ROM\0</text:p>
          </table:table-cell>
          <table:table-cell office:value-type="string" calcext:value-type="string">
            <text:p>internal rom</text:p>
          </table:table-cell>
          <table:table-cell office:value-type="string" calcext:value-type="string">
            <text:p>N M K Corporation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stradamu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stradamu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stradamus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uryoku Koujou Iinka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yan Nyan Panic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1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edo Fight (Japan Bloodshed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h My God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ishii Puzzle Ha Irimasenk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Atlu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ni - The Ninja Mas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Pandorabox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Bea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US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3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3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rbs (10/7/94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rius (ver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ut Zon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ut Zone (har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ut Zone (older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ut Zone (oldest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ut Zone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-47 - The Freedom Figh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-47 - The Freedom Fighter (Japan, Expor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-47 - The Phantom Fight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ck'n Bang Bang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irs Lov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ng Pa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 Gue La Mi Ltd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parazz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sha Pasha Champ Mini Game Festiva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ks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Passing Shot (bootleg,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Passing Shot (Japan, 4 Players, FD1094 317-007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assing Shot (Japan, 4 Players, FD1094 317-007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Passing Shot (World, 2 Players, FD1094 317-008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assing Shot (World, 2 Players, FD1094 317-008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Passing Shot (World, 4 Players, FD1094 317-007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assing Shot (World, 4 Players, FD1094 317-007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eek-a-Boo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eek-a-Boo! (North America, ver 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enguin Brothe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bsin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hantas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pi &amp; Bibis / Whoopee!!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pi &amp; Bibis / Whoopee!! (Teki Paki hardware)\0</text:p>
          </table:table-cell>
          <table:table-cell office:value-type="string" calcext:value-type="string">
            <text:p>No sound (sound MCU not dumped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pi &amp; Bibis / Whoopee!! (Z80 sound cpu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pi &amp; Bibis / Whoopee!! (Z80 sound cpu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rates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X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rates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X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lus Alph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cket Gal Deluxe (Euro v3.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cket Gal Deluxe (Euro v3.00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cket Gal Deluxe (Japan v3.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hon System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cket Gals V.I.P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CE International / Afeg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cket Gals V.I.P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Japan, NTC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p Bing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p's Pop'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wer Instinct 2 (USA, ver. 94/04/0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Instinct (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Instinct (USA, 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Instinct (USA, 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Spikes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Spike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Spike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Wheel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.O.W. - Prisoners of War (US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ehistoric Isle in 1930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 (Victor license)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ehistoric Isle in 1930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 of America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ehistoric Isle in 1930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imell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o Mahjong Kiwam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LiRuLa (Japan)\0</text:p>
          </table:table-cell>
          <table:table-cell office:value-type="string" calcext:value-type="string">
            <text:p>Some priority problem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LiRuLa (World)\0</text:p>
          </table:table-cell>
          <table:table-cell office:value-type="string" calcext:value-type="string">
            <text:p>Some priority problems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nk Shot (Japan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nk Shot (US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nk Shot (US 4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7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shman (American Sammy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(American Sammy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shman (Korea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shman (Korea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Bobble (Japan, B-Syste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Brea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Club (Yun Sung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Club (Yun Sung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De Bowling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hon System / Moss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Ki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1 Soft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Uo Poko (International, ver. 98/02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Jaleco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Uo Poko (Japan, ver. 98/02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Jaleco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ov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ove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Chikyu Bouei Gu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Crayon Shinch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Quiz Gakumon no Susume (Japan ver. JA2 Type 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4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H.Q.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Jinsei Gekijoh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Kokolog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Kokology 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Quest - Hime to Yuusha no Monogatar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Sekai wa SHOW by shoba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Torimonocho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bbit Punch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 (Bally/Midway/Sente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bio Lepu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cing Bea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cing Bea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ga - Strato Figh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ga - Strato Fight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nbow Islands (Extr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nbow Islands (new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nbow Islands (old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lly Bike / Dash Yarou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Toaplan] Taito Corporatio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mbo III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Europe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mbo III (Europe, Proti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Europe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mbo III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Europe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pid Her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dia Trading Corp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Saga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Sag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Saga (Japan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US, Earlier code ba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US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World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ecordbreak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Fox War Planes II (China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Fox War Planes II (China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Excellent Co., Lt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Excellent Co.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Ital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Hea Dong Corp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Co.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New Vision Ent.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z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zon (Tait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io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iot Cit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Euro/Asia v0.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Japan v0.1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US v0.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US v0.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Red Corporation World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US revision 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US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World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World revision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3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4 (Japan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PCCWJ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Tread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Trea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Tread (Japan, alternat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d-Lan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d-Land (Japan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d-Land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Asia/Europe v3.0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Asia/Europe v3.0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Asia/Europe v5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Hong Kong v3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US v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-Shar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&amp;T (Rod-Land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unar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yu Ji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uKyu (Japan, FD1094 317-502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uKyu (Japan, FD1094 317-5023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boten Bombers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/ 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boten Bombers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/ 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dar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int Drago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int Drago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int Drago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alamander (version 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alamander (version J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me! Same! Same!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me! Same! Same! (2 player alternating ver.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me! Same! Same! NEW VER! (v1.00, hack by Trap15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Hack / Trap15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murai Ace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 / Banprest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nd Scorp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nd Scorpion (Chinese Title Screen, Revised Hardwar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nd Scorpion (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R - Search And Rescu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R - Search And Rescu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R - Search And Rescu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chmeiser Robo (Japan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t B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D Fighters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D Gundam Neo Battling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Sotsu Agency. Sunrise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D Gundam Psycho Salamander no Kyou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Banda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DI - Strategic Defense Initiativ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DI - Strategic Defense Initiative (System 16B, FD1089A 317-002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arch Eye (English / Kore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arch Eye (English / Korean / Japanese / Itali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arch Eye Plus V2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ecret Agent (Japan revi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ecret Agent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i Senshi Amatela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l Feen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ngoku Ace (Japan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 / Banprest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ngoku Ace (Japan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 / Banprest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n Jing - Guardian Stor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dow Dancer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adow Dancer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adow Dancer (set 2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adow Dancer (set 3, 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Force (Japan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Force (U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Force (World, Ver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Warriors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Warriors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ingen Samurai-Fighter (Japan, English)\0</text:p>
          </table:table-cell>
          <table:table-cell office:value-type="string" calcext:value-type="string">
            <text:p>Game crashes in level 2, play tshingena instead!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/ FZ-2006 (Korean System 16 bootleg) (ISG Selection Master Type 20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ISG Selection Master Type 200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Shinobi (set 2, System 16B, FD1094 317-004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2, System 16B, FD1094 317-004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3, System 16B, MC-8123B 317-005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4, System 16B, MC-8123B 317-005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5, System 16B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ippu Mahou Daisakusen - Kingdom Grandprix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cki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gun Warriors (Korea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gun Warrio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gun Warrio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ent Drag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ent Drag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ent Drago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ver Millennium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ky Smash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ho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lap Sho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ly Spy (US revi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ly Spy (US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ly Spy (US revision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napper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hilko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now Board Championship (Version 2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now Board Championship (Version 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now Bros. 2 - with new elv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Toaplan] Hanafram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Dooyong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Dooyong license)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The Winter Bobble hardware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thers 3 - Magical Adventu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konuke Taisen Gam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dam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da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dier Girl Amaz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itary Fight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ic Blast M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nic Boom (FD1094 317-005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nic Boom (FD1094 317-0053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ic Wing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rcer Strik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rcer Striker (World, a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tsugyo Shoush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tchell (Atlus license)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Battle Ship Gomorra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Gu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Gu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Gu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pace Harrier (8751 315-516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pace Harrier (Rev A, 8751 315-516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Invaders DX (Japan, v2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Invaders DX (Japan,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Invaders DX (US,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Negro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World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World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trum 2000 (horizontal, buggy)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ona Tech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trum 2000 (vertic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ona Tech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inal Breake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inal Breake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inal Breake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quash (Ver. 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.S. Miss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agger 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eel For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ctronic Devices Italy / Ecogames S.L. Spai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toneage (bootleg of Caveman Ninj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Japan, pneumatic button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Japan) (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US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US set 2) (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World, pneumatic button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Japan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US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US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World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 Gunner S.T.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/ 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A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Japan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ccess Joe (World)\0</text:p>
          </table:table-cell>
          <table:table-cell office:value-type="string" calcext:value-type="string">
            <text:p>Incomplete sound</text:p>
          </table:table-cell>
          <table:table-cell office:value-type="string" calcext:value-type="string">
            <text:p>Taito Corporation / Wav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keban Jansi Ryuko (set 2, System 16B, FD1089B 317-502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hite Board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nA Quiz 6000 Academy (940620-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AB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EB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EB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JB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UB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AD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E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J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J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U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U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bootleg 4 Players ver. AD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a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omat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ishi Bashi Championship (ver JAA, 2 Players)\0</text:p>
          </table:table-cell>
          <table:table-cell office:value-type="string" calcext:value-type="string">
            <text:p>Imperfect gfx (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ishi Bashi Championship (ver KAA, 3 Players)\0</text:p>
          </table:table-cell>
          <table:table-cell office:value-type="string" calcext:value-type="string">
            <text:p>Imperfect gfx (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ishi Bashi Championship (ver KAB, 3 Players)\0</text:p>
          </table:table-cell>
          <table:table-cell office:value-type="string" calcext:value-type="string">
            <text:p>Imperfect gfx (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Burger Tim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Burger Time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Burger Time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Chase - Criminal Termination (Japan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Chase - Criminal Termination (US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Chase - Criminal Termination (World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Formul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Hang-On (Hang-On conversion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Hang-On (Hang-On conversion, Japan, FD1094 317-003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Hang-On (Hang-On conversion, ride-on, Japan, FD1094 317-003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Super League (FD1094 317-004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m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ma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ma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Mode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fortress Macross / Chou-Jikuu Yousai Macro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fortress Macross II / Chou-Jikuu Yousai Macross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fortress Macross II / Chou-Jikuu Yousai Macross II (GAMEST review bui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 Invaders '91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tingra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a Denshi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Tri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me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 '91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bal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ball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bal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 (Data East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-X (Mitchel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Mitchell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-X (NT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WAT Poli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yvali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yvalion (World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il to Nose - Great Championship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keda Shingen (Japan, Japane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ng Tang (ver. 0526, 26/05/20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o Taido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o Taido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sk Force Harri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sk Force Harrier (US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American Sammy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atakae Genshizin Joe &amp; Mac (Japan ver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cmo Knigh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- Turtles in Time (2 Players ver. EB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- Turtles in Time (4 Players ver.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2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2 Players, version U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4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4 Players, version 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4 Players, version 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Asia 4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Japan 2 Players,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Japan 4 Player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Oceania 2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- Turtles in Time (2 Players ver. U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- Turtles in Time (4 Players ver. A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- Turtles in Time (4 Players ver.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US 4 Players, version H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US 4 Players, version J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US 4 Players, version 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World 4 Players, version 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ki Paki\0</text:p>
          </table:table-cell>
          <table:table-cell office:value-type="string" calcext:value-type="string">
            <text:p>No sound (sound MCU not dumped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ngai\0Sengoku Blade - sengoku ace episode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ngai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22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3526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3526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3526 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Japan, bootleg set 2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Japan, bootleg with additional Z80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/ Bloxeed (Korean System 16 bootleg) (ISG Selection Master Type 20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ISG Selection Master Type 2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tri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Tetris (Japan, B-System, YM22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Tetris (Japan, B-System, YM2610)\0</text:p>
          </table:table-cell>
          <table:table-cell office:value-type="string" calcext:value-type="string">
            <text:p>buggy - use parent!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(Japan, Taito H-Syste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tris Plus 2 (Japan,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The Tetris Company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tris Plus 2 (Japan, V2.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The Tetris Company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tris Plus 2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The Tetris Company</text:p>
          </table:table-cell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Tetris (set 1, Japan, System 16B, FD1094 317-009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(set 1, Japan, System 16B, FD1094 317-009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Tetris (set 2, Japan, System 16B, FD1094 317-009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(set 2, Japan, System 16B, FD1094 317-009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Astyanax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Berlin Wal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Berlin Wall (bootleg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Berlin Wall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 (Inter license)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Japan ver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World ver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World ver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World ver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US 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US set 1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Final Round (ver. 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7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Final Round (ver. 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7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Great Ragtime Show (Japan v1.3, 92.11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Great Ragtime Show (Japan v1.5, 92.12.0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ast Day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ast Day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egend of Silkroad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egend of Silkroad (larger rom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ord of King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Kid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Kid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Kid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Warrio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Warrio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America (licensed to Romstar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Warrio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Winter Bobbl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cade / Twin Formation\0</text:p>
          </table:table-cell>
          <table:table-cell office:value-type="string" calcext:value-type="string">
            <text:p>No sound, imperfect inputs</text:p>
          </table:table-cell>
          <table:table-cell office:value-type="string" calcext:value-type="string">
            <text:p>Seta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Cross II (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Cross I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Cross II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73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2 (1st Oct. 199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2 (9th Nov. 199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(4th Jun. 199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(Tecm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(9th Jan. 199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(Tecm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Fox (Japan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Fox (US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Fox (World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Hero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metec Investment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Hoop (Ver.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&amp; Lightning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World 4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 bootleg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 bootleg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, Romstar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 (Romstar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ime Scanner (set 2, System 16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bikose! Jumpman\0</text:p>
          </table:table-cell>
          <table:table-cell office:value-type="string" calcext:value-type="string">
            <text:p>Coin input not working?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Datsu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US,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US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US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usyu Butai U.A.G. (Japan)\0</text:p>
          </table:table-cell>
          <table:table-cell office:value-type="string" calcext:value-type="string">
            <text:p>No sound, imperfect inputs</text:p>
          </table:table-cell>
          <table:table-cell office:value-type="string" calcext:value-type="string">
            <text:p>Seta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ppy &amp; Rapp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p Secre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p Speed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 (Romstar license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p Speed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ra e no Mich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ryum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earlier revi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Korea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Non North Americ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ugh Turf (set 1, US, 8751 317-00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Sunsoft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ugh Turf (set 2, Japan, 8751 317-010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Sunsoft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kidenshou - Angel Eyes (VER. 960427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kidenshou - Angel Eyes (VER. 960614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rig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riple Fu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rophy Hunting - Bear &amp; Moose V1.0\0</text:p>
          </table:table-cell>
          <table:table-cell office:value-type="string" calcext:value-type="string">
            <text:p>Hangs are normal, just wait it out.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ruxton\0Tatsuj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Toaplan] Taito Corporatio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ruxton II\0Tatsujin O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mble Pop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mble Pop (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umble Pop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umble Pop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rbo For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rkey Hunting USA V1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Act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 Adventure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 Adventur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Bee (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1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Brats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ttronica Video-Games S.R.L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Brats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ttronica Video-Games S.R.L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Eagle - Revenge Joe's Brother\0</text:p>
          </table:table-cell>
          <table:table-cell office:value-type="string" calcext:value-type="string">
            <text:p>Imperfect inputs, Sound issues</text:p>
          </table:table-cell>
          <table:table-cell office:value-type="string" calcext:value-type="string">
            <text:p>Seta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Haw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Haw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k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o Crude (US FT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o Crude (US FT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ltra Ballo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ltraman Club - Tatakae! Ultraman Kyoudai!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Tsuburaya Production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Ultram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Bandai</text:p>
          </table:table-cell>
          <table:table-cell office:value-type="string" calcext:value-type="string">
            <text:p>GX91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ltra Toukon Densetsu (Japan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anpresto / Tsuburaya Production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.N. Defense Force: Earth Jok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.N. Defense Force: Earth Joker (Japan,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25th May. 199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25th May. 1990 / Seoul Tradi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Seoul Trading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TAB Austria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.S. Classic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bootleg with PIC16c57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[UPL] (bootleg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Jaleco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Jalec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Jaleco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Jalec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apor Trail - Hyper Offence Formati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apor Trail - Hyper Offence Formation (World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apor Trail - Hyper Offence Formation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ria Meta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ria Metal (New Ways Trading Co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 (New Ways Trading Co.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-Fiv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mana (Japan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mana (World, set 1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mana (World, set 2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 (Nova Apparate GMBH &amp; C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nce (Redhawk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olence Figh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olence Figh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olence Figh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A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E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E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J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U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sco Roulett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ta / Visc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Japan,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US,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World,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ulcan Venture (New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ulcan Venture (O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ulcan Venture (Oldes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kakusamonogatari Mahjong Yonshima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boroshi Ware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Wally wo Sagase! (rev A, Japan, FD1094 317-0197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ally wo Sagase! (rev A, Japan, FD1094 317-0197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Wally wo Sagase! (rev B, Japan, FD1094 317-0197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ally wo Sagase! (rev B, Japan, FD1094 317-0197B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r of Aero - Project MEIOU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ang Chen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rrior Blade - Rastan Saga Episode II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ter Ball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elltris - Alexey Pajitnov's (Japan,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elltris - Alexey Pajitnov's (World?,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est Story (bootleg of Blood Bros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ggie Waggi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omat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ld Fang / Tecmo Knigh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E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U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Force (Japan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Shooting Championship V1.0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Shooting Championship V1.01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Shooting Championship V2.0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t'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(Visc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zard Fire (Over Sea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zard Fire (US v1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lf Fang -Kuhga 2001-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nder Boy III - Monster Lair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Wonder Boy III - Monster Lair (set 2, Japan, System 16B, FD1094 317-008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2, Japan, System 16B, FD1094 317-008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Wonder Boy III - Monster Lair (set 3, World, System 16B, FD1094 317-008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3, World, System 16B, FD1094 317-008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Wonder Boy III - Monster Lair (set 4, Japan, System 16B, FD1094 317-008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4, Japan, System 16B, FD1094 317-0087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6, World, System 16B, 8751 317-00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League '96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League Star - Sok-Magicball Fighting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ji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Plane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Stick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Stick (set 2, censor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W New Fantasi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Wrestle War (set 1, Japan, FD1094 317-009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restle War (set 1, Japan, FD1094 317-009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Wrestle War (set 2, World, FD1094 317-010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restle War (set 2, World, FD1094 317-010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restle War (set 3, World, 8751 317-01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US, new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 (Tecmo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US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US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US Tecm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 (Tecmo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SS - The New Revolution (SemiCom 3-in-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xex (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xex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xex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A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A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EB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JB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UB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6 Players ver E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6 Players ver U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Xor World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Yes/No Sinri Tokimeki Char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Yukiwo (World, prototype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Yuuyu no Quiz de GO!GO!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2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(Japan)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(set 1)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(set 2)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Wing (1P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Wing (2P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Wing (2P set, Williams Electronic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/ Williams Electronics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Zon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ing Zing Zip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 <text:s/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ip &amp; Zap\0</text:p>
          </table:table-cell>
          <table:table-cell office:value-type="string" calcext:value-type="string">
            <text:p>Imperfect GFXs, No Sound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ombie Raid (9/28/95, Japan, prototype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 Co.,Ltd.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ombie Raid (9/28/95, 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ombie Raid (9/28/95, US, prototype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68k_list.B4:m68k_list.F1502" table:display-filter-buttons="true" table:orientation="column">
          <table:filter>
            <table:filter-and>
              <table:filter-condition table:field-number="2" table:value="System 16C" table:operator="=">
                <table:filter-set-item table:value="System 16C"/>
                <table:filter-set-item table:value="System 18"/>
                <table:filter-set-item table:value="System 16B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1:50:53.236355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1:55:20.044025017</dc:date>
    <meta:editing-duration>PT2H6M39S</meta:editing-duration>
    <meta:editing-cycles>30</meta:editing-cycles>
    <meta:generator>LibreOffice/5.2.2.2$Linux_X86_64 LibreOffice_project/20m0$Build-2</meta:generator>
    <meta:document-statistic meta:table-count="1" meta:cell-count="6545" meta:object-count="0"/>
  </office:meta>
</office:document-meta>
</file>